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face style:name="Aptos Display" svg:font-family="'Aptos Display'" style:font-family-generic="swiss"/>
    <style:font-face style:name="Aptos1" svg:font-family="Aptos" style:font-family-generic="system" style:font-pitch="variable"/>
    <style:font-face style:name="Arial Unicode MS" svg:font-family="'Arial Unicode MS'" style:font-family-generic="system" style:font-pitch="variable"/>
    <style:font-face style:name="Avenir Next" svg:font-family="'Avenir Next'" style:font-family-generic="swiss"/>
    <style:font-face style:name="Avenir Next Demi Bold" svg:font-family="'Avenir Next Demi Bold'" style:font-family-generic="swiss"/>
    <style:font-face style:name="Avenir Next Heavy" svg:font-family="'Avenir Next Heavy'" style:font-family-generic="swiss"/>
    <style:font-face style:name="Calibri" svg:font-family="Calibri" style:font-family-generic="swiss"/>
    <style:font-face style:name="Courier New" svg:font-family="'Courier New'" style:font-family-generic="system" style:font-pitch="variable"/>
    <style:font-face style:name="Courier New1" svg:font-family="'Courier New'" style:font-adornments="Regular" style:font-family-generic="modern" style:font-pitch="fixed"/>
    <style:font-face style:name="Lucida Sans" svg:font-family="'Lucida Sans'" style:font-family-generic="swiss"/>
    <style:font-face style:name="Lucida Sans1" svg:font-family="'Lucida Sans'"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Ubuntu variable" svg:font-family="'Ubuntu variable', Ubuntu, apple-system, 'Segoe UI', Roboto, Oxygen, Cantarell, 'Fira Sans', 'Droid Sans', 'Helvetica Neue', sans-serif"/>
    <style:font-face style:name="Wingdings" svg:font-family="Wingdings" style:font-charset="x-symbol"/>
  </office:font-face-decls>
  <office:automatic-styles>
    <style:style style:name="P1" style:family="paragraph" style:parent-style-name="Standard">
      <style:paragraph-properties fo:margin-top="0in" fo:margin-bottom="0in" style:contextual-spacing="false">
        <style:tab-stops>
          <style:tab-stop style:position="4.922in"/>
        </style:tab-stops>
      </style:paragraph-properties>
    </style:style>
    <style:style style:name="P2" style:family="paragraph" style:parent-style-name="Standard">
      <style:paragraph-properties>
        <style:tab-stops>
          <style:tab-stop style:position="4.922in"/>
        </style:tab-stops>
      </style:paragraph-properties>
    </style:style>
    <style:style style:name="P3" style:family="paragraph" style:parent-style-name="Standard">
      <style:paragraph-properties fo:margin-top="0in" fo:margin-bottom="0.1098in" style:contextual-spacing="true">
        <style:tab-stops>
          <style:tab-stop style:position="4.922in"/>
        </style:tab-stops>
      </style:paragraph-properties>
      <style:text-properties officeooo:paragraph-rsid="0002e3a1"/>
    </style:style>
    <style:style style:name="P4" style:family="paragraph" style:parent-style-name="Standard">
      <style:paragraph-properties>
        <style:tab-stops>
          <style:tab-stop style:position="4.922in"/>
        </style:tab-stops>
      </style:paragraph-properties>
      <style:text-properties officeooo:paragraph-rsid="000686e3"/>
    </style:style>
    <style:style style:name="P5" style:family="paragraph" style:parent-style-name="Standard">
      <style:paragraph-properties>
        <style:tab-stops>
          <style:tab-stop style:position="4.922in"/>
        </style:tab-stops>
      </style:paragraph-properties>
      <style:text-properties officeooo:rsid="00083926"/>
    </style:style>
    <style:style style:name="P6" style:family="paragraph" style:parent-style-name="Standard">
      <style:paragraph-properties>
        <style:tab-stops>
          <style:tab-stop style:position="4.922in"/>
        </style:tab-stops>
      </style:paragraph-properties>
      <style:text-properties officeooo:rsid="000b67a3" officeooo:paragraph-rsid="000b67a3"/>
    </style:style>
    <style:style style:name="P7" style:family="paragraph" style:parent-style-name="Standard">
      <style:paragraph-properties fo:margin-top="0in" fo:margin-bottom="0in" style:contextual-spacing="false">
        <style:tab-stops>
          <style:tab-stop style:position="4.922in"/>
        </style:tab-stops>
      </style:paragraph-properties>
    </style:style>
    <style:style style:name="P8" style:family="paragraph" style:parent-style-name="Standard">
      <style:paragraph-properties>
        <style:tab-stops>
          <style:tab-stop style:position="4.922in"/>
        </style:tab-stops>
      </style:paragraph-properties>
    </style:style>
    <style:style style:name="P9" style:family="paragraph" style:parent-style-name="Standard">
      <style:paragraph-properties fo:margin-top="0in" fo:margin-bottom="0in" style:contextual-spacing="true">
        <style:tab-stops>
          <style:tab-stop style:position="4.922in"/>
        </style:tab-stops>
      </style:paragraph-properties>
      <style:text-properties officeooo:paragraph-rsid="000e0250"/>
    </style:style>
    <style:style style:name="P10" style:family="paragraph" style:parent-style-name="Standard">
      <style:paragraph-properties fo:margin-top="0in" fo:margin-bottom="0in" style:contextual-spacing="false">
        <style:tab-stops>
          <style:tab-stop style:position="4.922in"/>
        </style:tab-stops>
      </style:paragraph-properties>
      <style:text-properties fo:language="en" fo:country="US" fo:font-style="italic" style:font-style-asian="italic" style:font-style-complex="italic"/>
    </style:style>
    <style:style style:name="P11" style:family="paragraph" style:parent-style-name="Heading_20_1">
      <style:paragraph-properties fo:margin-top="0in" fo:margin-bottom="0in" style:contextual-spacing="false">
        <style:tab-stops>
          <style:tab-stop style:position="4.922in"/>
        </style:tab-stops>
      </style:paragraph-properties>
    </style:style>
    <style:style style:name="P12" style:family="paragraph" style:parent-style-name="List_20_Paragraph" style:list-style-name="WWNum4">
      <style:paragraph-properties fo:margin-left="0.5in" fo:text-indent="-0.25in" style:auto-text-indent="false">
        <style:tab-stops>
          <style:tab-stop style:position="4.922in"/>
        </style:tab-stops>
      </style:paragraph-properties>
    </style:style>
    <style:style style:name="P13" style:family="paragraph" style:parent-style-name="List_20_Paragraph" style:list-style-name="WWNum4">
      <style:paragraph-properties fo:margin-left="0.5in" fo:text-indent="-0.25in" style:auto-text-indent="false">
        <style:tab-stops>
          <style:tab-stop style:position="4.922in"/>
        </style:tab-stops>
      </style:paragraph-properties>
      <style:text-properties officeooo:paragraph-rsid="0011f461"/>
    </style:style>
    <style:style style:name="P14" style:family="paragraph" style:parent-style-name="List_20_Paragraph" style:list-style-name="WWNum8">
      <style:paragraph-properties>
        <style:tab-stops>
          <style:tab-stop style:position="4.922in"/>
        </style:tab-stops>
      </style:paragraph-properties>
      <style:text-properties officeooo:paragraph-rsid="000b67a3"/>
    </style:style>
    <style:style style:name="P15" style:family="paragraph" style:parent-style-name="List_20_Paragraph" style:list-style-name="WWNum8">
      <style:paragraph-properties>
        <style:tab-stops>
          <style:tab-stop style:position="4.922in"/>
        </style:tab-stops>
      </style:paragraph-properties>
    </style:style>
    <style:style style:name="P16" style:family="paragraph" style:parent-style-name="List_20_Paragraph" style:list-style-name="WWNum4">
      <style:paragraph-properties fo:margin-left="0.5in" fo:text-indent="-0.25in" style:auto-text-indent="false">
        <style:tab-stops>
          <style:tab-stop style:position="4.922in"/>
        </style:tab-stops>
      </style:paragraph-properties>
      <style:text-properties fo:language="en" fo:country="US"/>
    </style:style>
    <style:style style:name="P17" style:family="paragraph" style:parent-style-name="Text_20_body">
      <style:paragraph-properties fo:margin-left="0in" fo:margin-right="0in" fo:margin-top="0in" fo:margin-bottom="0.0972in" style:contextual-spacing="false" fo:line-height="150%" fo:orphans="2" fo:widows="2" fo:text-indent="0in" style:auto-text-indent="false"/>
      <style:text-properties fo:font-variant="normal" fo:text-transform="none" fo:color="#000000" loext:opacity="100%" style:font-name="Ubuntu variable" fo:font-size="12pt" fo:letter-spacing="normal" fo:font-style="normal" fo:font-weight="normal" officeooo:paragraph-rsid="000b67a3"/>
    </style:style>
    <style:style style:name="P18"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Ubuntu variable" fo:font-size="12pt" fo:letter-spacing="normal" fo:font-style="normal" fo:font-weight="normal" officeooo:paragraph-rsid="000d8c26"/>
    </style:style>
    <style:style style:name="P19"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Ubuntu variable" fo:font-size="12pt" fo:letter-spacing="normal" fo:font-style="normal" fo:font-weight="normal" officeooo:paragraph-rsid="000f5b24"/>
    </style:style>
    <style:style style:name="P20" style:family="paragraph" style:parent-style-name="Text_20_body">
      <style:paragraph-properties fo:margin-left="0in" fo:margin-right="0in" fo:margin-top="0in" fo:margin-bottom="0.0972in" style:contextual-spacing="false" fo:line-height="150%" fo:orphans="2" fo:widows="2" fo:text-indent="0in" style:auto-text-indent="false"/>
      <style:text-properties fo:font-variant="normal" fo:text-transform="none" fo:color="#000000" loext:opacity="100%" style:font-name="Ubuntu variable" fo:font-size="12pt" fo:letter-spacing="normal" fo:font-style="normal" fo:font-weight="normal" officeooo:rsid="000c8466" officeooo:paragraph-rsid="000c8466"/>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Ubuntu variable" fo:font-size="12pt" fo:letter-spacing="normal" fo:font-style="normal" fo:font-weight="normal" officeooo:paragraph-rsid="000e0250"/>
    </style:style>
    <style:style style:name="P2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Ubuntu variable" fo:font-size="12pt" fo:letter-spacing="normal" fo:font-style="normal" fo:font-weight="normal" officeooo:rsid="000f5b24" officeooo:paragraph-rsid="000f5b24"/>
    </style:style>
    <style:style style:name="P23" style:family="paragraph" style:parent-style-name="Text_20_body">
      <style:paragraph-properties fo:margin-left="0in" fo:margin-right="0in" fo:line-height="150%" fo:orphans="2" fo:widows="2" fo:text-indent="0in" style:auto-text-indent="false"/>
      <style:text-properties officeooo:paragraph-rsid="000d8c26"/>
    </style:style>
    <style:style style:name="T1" style:family="text">
      <style:text-properties style:font-name="Avenir Next Heavy" fo:font-weight="normal" style:font-weight-asian="normal" style:font-weight-complex="normal"/>
    </style:style>
    <style:style style:name="T2" style:family="text">
      <style:text-properties fo:language="en" fo:country="US"/>
    </style:style>
    <style:style style:name="T3" style:family="text">
      <style:text-properties fo:language="en" fo:country="US" officeooo:rsid="000686e3"/>
    </style:style>
    <style:style style:name="T4" style:family="text">
      <style:text-properties fo:language="en" fo:country="US" officeooo:rsid="00083926"/>
    </style:style>
    <style:style style:name="T5" style:family="text">
      <style:text-properties fo:language="en" fo:country="US" officeooo:rsid="000970d5"/>
    </style:style>
    <style:style style:name="T6" style:family="text">
      <style:text-properties fo:language="en" fo:country="US" officeooo:rsid="000e0250"/>
    </style:style>
    <style:style style:name="T7" style:family="text">
      <style:text-properties fo:language="en" fo:country="US" officeooo:rsid="0011f461"/>
    </style:style>
    <style:style style:name="T8" style:family="text">
      <style:text-properties fo:font-style="normal" style:font-style-asian="normal" style:font-style-complex="normal"/>
    </style:style>
    <style:style style:name="T9" style:family="text">
      <style:text-properties officeooo:rsid="0002e3a1"/>
    </style:style>
    <style:style style:name="T10" style:family="text">
      <style:text-properties officeooo:rsid="0005b874"/>
    </style:style>
    <style:style style:name="T11" style:family="text">
      <style:text-properties officeooo:rsid="000686e3"/>
    </style:style>
    <style:style style:name="T12" style:family="text">
      <style:text-properties officeooo:rsid="000970d5"/>
    </style:style>
    <style:style style:name="T13" style:family="text">
      <style:text-properties officeooo:rsid="000a3bc9"/>
    </style:style>
    <style:style style:name="T14" style:family="text">
      <style:text-properties fo:font-variant="normal" fo:text-transform="none" fo:color="#000000" loext:opacity="100%" style:font-name="Ubuntu variable" fo:font-size="12pt" fo:letter-spacing="normal" fo:font-style="normal" fo:font-weight="normal"/>
    </style:style>
    <style:style style:name="T15" style:family="text">
      <style:text-properties fo:font-variant="normal" fo:text-transform="none" fo:color="#000000" loext:opacity="100%" style:font-name="Ubuntu variable" fo:font-size="12pt" fo:letter-spacing="normal" fo:font-style="normal" fo:font-weight="normal" officeooo:rsid="000d8c26"/>
    </style:style>
    <style:style style:name="T16" style:family="text">
      <style:text-properties fo:font-variant="normal" fo:text-transform="none" fo:color="#000000" loext:opacity="100%" style:font-name="Ubuntu variable" fo:font-size="12pt" fo:letter-spacing="normal" fo:language="en" fo:country="US" fo:font-style="normal" fo:font-weight="normal"/>
    </style:style>
    <style:style style:name="T17" style:family="text">
      <style:text-properties fo:font-variant="normal" fo:text-transform="none" fo:color="#000000" loext:opacity="100%" style:font-name="Ubuntu variable" fo:font-size="12pt" fo:letter-spacing="normal" fo:language="en" fo:country="US" fo:font-style="normal" fo:font-weight="normal" officeooo:rsid="001881f7"/>
    </style:style>
    <style:style style:name="T18" style:family="text">
      <style:text-properties officeooo:rsid="000fd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loext:marker-style-name="T1"><text:span text:style-name="T1">David M. Morgan, Ph.D. </text:span><text:span text:style-name="T1"/></text:h>
      <text:p text:style-name="P3">Winnipeg, MB | (902) 318-4906 | <text:a xlink:type="simple" xlink:href="mailto:dmmorgan@gmail.com" text:style-name="Internet_20_link" text:visited-style-name="Visited_20_Internet_20_Link"><text:span text:style-name="Internet_20_link">dmmorgan@gmail.com</text:span></text:a> <text:s/>dmmorganphd.github.io/DMMCanonical/</text:p>
      <text:p text:style-name="P3">linkedin.com/in/dmmphdchemist</text:p>
      <text:p text:style-name="P2">___________________________________________________________________________</text:p>
      <text:h text:style-name="Heading_20_2" text:outline-level="2">PROFESSIONAL SUMMARY</text:h>
      <text:p text:style-name="P4"><text:span text:style-name="T11">Ubuntu enthusiast, v</text:span>ersatile <text:span text:style-name="T9">technical and scientific communicator </text:span>with <text:span text:style-name="T9">extensive experience writing, using, evaluating, and improving </text:span><text:span text:style-name="T11">written and computational </text:span><text:span text:style-name="T9">materials for scientific training and education, </text:span><text:span text:style-name="T10">seeking </text:span><text:span text:style-name="T11">to </text:span><text:span text:style-name="T10">hone my communication </text:span><text:span text:style-name="T11">skill set </text:span><text:span text:style-name="T13">with diataxis and improve my </text:span><text:span text:style-name="T11">understanding of modern </text:span><text:span text:style-name="T10">computing </text:span><text:span text:style-name="T11">by contributing </text:span><text:span text:style-name="T13">industry-leading </text:span><text:span text:style-name="T11">documentation for the company’s products. </text:span></text:p>
      <text:p text:style-name="P4"/>
      <text:p text:style-name="P6">To help the company forge a new standard of excellence</text:p>
      <text:p text:style-name="P4"/>
      <text:h text:style-name="Heading_20_2" text:outline-level="2">SKILLS</text:h>
      <text:p text:style-name="P9" loext:marker-style-name="T2"><text:span text:style-name="T3">Scientific and Technical Writing |</text:span><text:span text:style-name="T6"> Knowledge Synthesis and Dissemination </text:span></text:p>
      <text:p text:style-name="P9" loext:marker-style-name="T2"><text:span text:style-name="T3">Linux | </text:span><text:span text:style-name="T4">Python | </text:span><text:span text:style-name="T6">Git | Jupyter | Markdown | Bilingual (English/French)</text:span></text:p>
      <text:h text:style-name="Heading_20_2" text:outline-level="2">EDUCATION</text:h>
      <text:p text:style-name="P1" loext:marker-style-name="T2"><text:span text:style-name="T2">Ph.D. Chemistry, University of Chicago, 2002</text:span><text:span text:style-name="T2"/></text:p>
      <text:p text:style-name="P2" loext:marker-style-name="T2"><text:span text:style-name="T2">B.A. Chemistry, Transylvania University, Lexington, Kentucky, 1993</text:span><text:span text:style-name="T2"/></text:p>
      <text:h text:style-name="Heading_20_2" text:outline-level="2">RELEVANT WORK EXPERIENCE</text:h>
      <text:h text:style-name="Heading_20_3" text:outline-level="3">Researcher<text:tab/>2020-2023</text:h>
      <text:p text:style-name="P1">Colbert Laboratory, North Dakota State University, Fargo, ND</text:p>
      <text:list text:style-name="WWNum4">
        <text:list-item>
          <text:p text:style-name="P12" loext:marker-style-name="T2"><text:span text:style-name="T2">Solved NMR structure of iron homeostasis protein resulting in </text:span><text:span text:style-name="T5">publication </text:span><text:span text:style-name="T2">supporting </text:span><text:span text:style-name="T5">forthcoming </text:span><text:span text:style-name="T2">NIH grant application.</text:span></text:p>
        </text:list-item>
      </text:list>
      <text:p text:style-name="P1"><text:span text:style-name="Heading_20_3_20_Char"><text:span text:style-name="T12">Adjunct Professor of </text:span></text:span><text:span text:style-name="Heading_20_3_20_Char">Chemistry</text:span><text:tab/>2020 – 2022</text:p>
      <text:p text:style-name="P1">North Dakota State University, Fargo, ND</text:p>
      <text:list xml:id="list133745537171334" text:continue-numbering="true" text:style-name="WWNum4">
        <text:list-item>
          <text:p text:style-name="P12" loext:marker-style-name="T2"><text:bookmark-start text:name="_Hlk164709456"/><text:span text:style-name="T2">Managed instruction, evaluation, individual tutoring, extracurricular activities for more than 800 students in general and introductory biochemistry courses. </text:span><text:bookmark-end text:name="_Hlk164709456"/><text:span text:style-name="T2"/></text:p>
        </text:list-item>
      </text:list>
      <text:p text:style-name="P1" loext:marker-style-name="T2"><text:span text:style-name="Heading_20_3_20_Char">Quality Assurance Director<text:tab/></text:span><text:span text:style-name="T2">2014 –2018</text:span></text:p>
      <text:p text:style-name="P1" loext:marker-style-name="T2"><text:span text:style-name="T2">3277991 Nova Scotia Limited (Truro Herbal Company)</text:span><text:span text:style-name="T2"/></text:p>
      <text:list text:style-name="WWNum8">
        <text:list-item>
          <text:p text:style-name="P14" loext:marker-style-name="T2"><text:span text:style-name="T17">where I led the </text:span><text:span text:style-name="T16">documentation efforts </text:span><text:span text:style-name="T17">the quality assurance team </text:span><text:span text:style-name="T2">Delivered quality assurance component of cannabis license application.</text:span></text:p>
        </text:list-item>
        <text:list-item>
          <text:p text:style-name="P15" loext:marker-style-name="T2"><text:span text:style-name="T2">Authored 46 Standard Operating Procedures, accompanying forms and methods.</text:span><text:span text:style-name="T2"/></text:p>
        </text:list-item>
        <text:list-item>
          <text:p text:style-name="P15" loext:marker-style-name="T2"><text:soft-page-break/><text:span text:style-name="T2">Installed quality laboratory.</text:span><text:span text:style-name="Heading_20_3_20_Char"><text:span text:style-name="T12">Assistant Professor of Chemistry</text:span></text:span><text:tab/>2008 –2014</text:p>
        </text:list-item>
      </text:list>
      <text:p text:style-name="P1">St. Francis Xavier University, Antigonish, NS</text:p>
      <text:list text:continue-list="list133745537171334" text:style-name="WWNum4">
        <text:list-item>
          <text:p text:style-name="P12" loext:marker-style-name="T2"><text:span text:style-name="T2">Managed instruction, evaluation, individual tutoring, extracurricular activities for more than 1000 students in introductory and advanced biochemistry and medicinal chemistry. </text:span><text:span text:style-name="T2"/></text:p>
        </text:list-item>
      </text:list>
      <text:p text:style-name="P1"><text:span text:style-name="Heading_20_3_20_Char"><text:span text:style-name="T12">Assistant Professor of Chemistry</text:span></text:span><text:tab/>2007-2008</text:p>
      <text:p text:style-name="P1">Swarthmore College, Swarthmore, PA</text:p>
      <text:list text:continue-numbering="true" text:style-name="WWNum4">
        <text:list-item>
          <text:p text:style-name="P12" loext:marker-style-name="T2"><text:bookmark-start text:name="_Hlk164710351"/><text:span text:style-name="T2">Managed instruction, evaluation, individual tutoring, extracurricular activities for more than 150 students in general chemistry laboratory, introductory biochemistry and seminar. </text:span><text:bookmark-end text:name="_Hlk164710351"/><text:span text:style-name="T2"/></text:p>
        </text:list-item>
      </text:list>
      <text:p text:style-name="P10">Researcher<text:tab/>2002-2007</text:p>
      <text:p text:style-name="P1">Rosen Laboratory, University of Texas Southwestern Medical Center at Dallas</text:p>
      <text:list text:continue-numbering="true" text:style-name="WWNum4">
        <text:list-item>
          <text:p text:style-name="P12" loext:marker-style-name="T2"><text:span text:style-name="T2">Employed Nuclear Magnetic Resonance spectroscopy to assess protein structure and dynamics of WASP protein.</text:span></text:p>
        </text:list-item>
        <text:list-item>
          <text:p text:style-name="P13" loext:marker-style-name="T2"><text:span text:style-name="T7">Administered laboratory’s cluster (5) of Linux machines.</text:span></text:p>
        </text:list-item>
      </text:list>
      <text:h text:style-name="Heading_20_2" text:outline-level="2" loext:marker-style-name="T8">RELEVANT VOLUNTEER EXPERIENCE<text:span text:style-name="T8"/></text:h>
      <text:p text:style-name="P1" loext:marker-style-name="T2"><text:span text:style-name="Heading_20_3_20_Char">President, Board of Directors</text:span><text:span text:style-name="T2"><text:tab/>2014 –2019 </text:span></text:p>
      <text:p text:style-name="P1" loext:marker-style-name="T2"><text:span text:style-name="T2">Antigonish Community Energy Cooperative, Ltd.</text:span><text:span text:style-name="T2"/></text:p>
      <text:list text:continue-numbering="true" text:style-name="WWNum4">
        <text:list-item>
          <text:p text:style-name="P12" loext:marker-style-name="T2"><text:span text:style-name="T2">Convened public information sessions to advocate for solar energy, recruited participants in group purchases of solar hardware, and facilitated installations for homeowners, businesses and community organizations across Northern Nova Scotia and Cape Breton.</text:span><text:span text:style-name="T2"/></text:p>
        </text:list-item>
        <text:list-item>
          <text:p text:style-name="P12" loext:marker-style-name="T2"><text:span text:style-name="T2">Coop negotiated net-metering with the Electric Utility of the Town of Antigonish in compliance with the Electricity Act.</text:span><text:span text:style-name="T2"/></text:p>
        </text:list-item>
        <text:list-item>
          <text:p text:style-name="P12" loext:marker-style-name="T2"><text:span text:style-name="T2">Coop activities contributed $427,000 to the local economy and raised $39,100 to fund solar energy installations on Antigonish Affordable Housing Association units. </text:span><text:span text:style-name="T2"/></text:p>
        </text:list-item>
      </text:list>
      <text:h text:style-name="Heading_20_2" text:outline-level="2">CITIZENSHIP</text:h>
      <text:list text:continue-numbering="true" text:style-name="WWNum4">
        <text:list-item>
          <text:p text:style-name="P12" loext:marker-style-name="T2"><text:span text:style-name="T2">Canada</text:span><text:span text:style-name="T2"/></text:p>
        </text:list-item>
        <text:list-item>
          <text:p text:style-name="P16">United States</text:p>
        </text:list-item>
      </text:list>
      <text:p text:style-name="P5"/>
      <text:p text:style-name="P6">Additional language:</text:p>
      <text:p text:style-name="P17">set a standard of excellence</text:p>
      <text:p text:style-name="P17">develop documentation</text:p>
      <text:p text:style-name="P23"><text:span text:style-name="T14">you will participate in development of product strategy. </text:span></text:p>
      <text:p text:style-name="P23"><text:span text:style-name="T14"/></text:p>
      <text:p text:style-name="P23"><text:soft-page-break/><text:span text:style-name="T14"/></text:p>
      <text:p text:style-name="P23"><text:span text:style-name="T14"/></text:p>
      <text:p text:style-name="P23"><text:span text:style-name="T15"><text:s/>...draw on my own extensive experience as a user of technical documentation to provide </text:span><text:span text:style-name="T14">input into product design and user experience </text:span><text:span text:style-name="T15">and... leadership in documentation </text:span></text:p>
      <text:p text:style-name="P23"><text:span text:style-name="T14"/></text:p>
      <text:p text:style-name="P20">responding to student feedback on the quality of their experience of the material</text:p>
      <text:p text:style-name="P20"/>
      <text:p text:style-name="P18">who collaborate to define documentation excellence and drive the development of documentation practice and theory, across the company and in the open-source software community.</text:p>
      <text:p text:style-name="P22"/>
      <text:p text:style-name="P22">My background teaching chemistry in the classroom, the teaching laboratory, and the research laboratory equip<text:span text:style-name="T18">s </text:span>me to understand the diataxial dimensions you are developing. <text:span text:style-name="T18">I </text:span>would be keen to hone my own communication skill set working to help <text:span text:style-name="T18">you define </text:span>the industry standard in documentation <text:span text:style-name="T18">praxis</text:span>. </text:p>
      <text:p text:style-name="P22"/>
      <text:p text:style-name="P19"/>
      <text:p text:style-name="P19"/>
      <text:p text:style-name="P21">Has a record of community engagemen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face style:name="Aptos Display" svg:font-family="'Aptos Display'" style:font-family-generic="swiss"/>
    <style:font-face style:name="Aptos1" svg:font-family="Aptos" style:font-family-generic="system" style:font-pitch="variable"/>
    <style:font-face style:name="Arial Unicode MS" svg:font-family="'Arial Unicode MS'" style:font-family-generic="system" style:font-pitch="variable"/>
    <style:font-face style:name="Avenir Next" svg:font-family="'Avenir Next'" style:font-family-generic="swiss"/>
    <style:font-face style:name="Avenir Next Demi Bold" svg:font-family="'Avenir Next Demi Bold'" style:font-family-generic="swiss"/>
    <style:font-face style:name="Avenir Next Heavy" svg:font-family="'Avenir Next Heavy'" style:font-family-generic="swiss"/>
    <style:font-face style:name="Calibri" svg:font-family="Calibri" style:font-family-generic="swiss"/>
    <style:font-face style:name="Courier New" svg:font-family="'Courier New'" style:font-family-generic="system" style:font-pitch="variable"/>
    <style:font-face style:name="Courier New1" svg:font-family="'Courier New'" style:font-adornments="Regular" style:font-family-generic="modern" style:font-pitch="fixed"/>
    <style:font-face style:name="Lucida Sans" svg:font-family="'Lucida Sans'" style:font-family-generic="swiss"/>
    <style:font-face style:name="Lucida Sans1" svg:font-family="'Lucida Sans'"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Ubuntu variable" svg:font-family="'Ubuntu variable', Ubuntu, apple-system, 'Segoe UI', Roboto, Oxygen, Cantarell, 'Fira Sans', 'Droid Sans', 'Helvetica Neue', sans-serif"/>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CA" style:letter-kerning="true" style:font-name-asian="Aptos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CA" style:letter-kerning="true" style:font-name-asian="Aptos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0%" fo:text-align="start" style:justify-single-word="false" fo:orphans="2" fo:widows="2" style:writing-mode="lr-tb"/>
      <style:text-properties style:font-name="Avenir Next" fo:font-family="'Avenir Next'" style:font-family-generic="swiss" style:font-name-complex="Tahoma1" style:font-family-complex="Tahom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text-properties fo:color="#404040" loext:opacity="100%" fo:font-size="24pt" fo:font-weight="bold" style:font-size-asian="24pt" style:font-weight-asian="bold" style:font-size-complex="24pt" style:font-weight-complex="bold">
        <loext:char-complex-color loext:theme-type="dark1" loext:color-type="theme">
          <loext:transformation loext:type="tint"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335in" fo:margin-bottom="0in" style:contextual-spacing="false">
        <style:tab-stops>
          <style:tab-stop style:position="4.922in"/>
        </style:tab-stops>
      </style:paragraph-properties>
      <style:text-properties fo:color="#404040" loext:opacity="100%" style:font-name="Avenir Next Demi Bold" fo:font-family="'Avenir Next Demi Bold'" style:font-family-generic="swiss" fo:font-size="14pt" fo:font-weight="bold" style:font-size-asian="14pt" style:font-weight-asian="bold" style:font-size-complex="14pt" style:font-weight-complex="bold">
        <loext:char-complex-color loext:theme-type="dark1" loext:color-type="theme">
          <loext:transformation loext:type="tint"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in" fo:margin-bottom="0in" style:contextual-spacing="false">
        <style:tab-stops>
          <style:tab-stop style:position="4.922in"/>
        </style:tab-stops>
      </style:paragraph-properties>
      <style:text-properties style:font-name="Avenir Next Demi Bold" fo:font-family="'Avenir Next Demi Bold'" style:font-family-generic="swiss" fo:font-style="italic" style:font-style-asian="italic" style:font-style-complex="italic"/>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ptos" fo:font-family="Aptos" style:font-family-generic="swiss"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ptos" fo:font-family="Aptos" style:font-family-generic="swiss" style:font-name-asian="Aptos1" style:font-family-asian="Aptos"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ptos" fo:font-family="Aptos" style:font-family-generic="swiss"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ptos" fo:font-family="Aptos" style:font-family-generic="swiss" style:font-name-asian="Aptos1" style:font-family-asian="Aptos" style:font-family-generic-asian="system" style:font-pitch-asian="variable" style:font-name-complex="Tahoma1"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style:font-name="Aptos" fo:font-family="Aptos" style:font-family-generic="swiss"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ptos" fo:font-family="Aptos" style:font-family-generic="swiss" style:font-name-asian="Aptos1" style:font-family-asian="Aptos" style:font-family-generic-asian="system" style:font-pitch-asian="variable" style:font-name-complex="Tahoma1"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No_20_Spacing" style:display-name="No Spacing" style:family="paragraph" style:parent-style-name="Standard"/>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swiss" fo:font-size="28pt" fo:letter-spacing="-0.0071in" style:letter-kerning="true" style:font-name-asian="Aptos1" style:font-family-asian="Aptos" style:font-family-generic-asian="system" style:font-pitch-asian="variable" style:font-size-asian="28pt" style:font-name-complex="Tahoma1"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swiss" fo:font-size="14pt" fo:letter-spacing="0.0102in" style:font-name-asian="Aptos1" style:font-family-asian="Aptos" style:font-family-generic-asian="system" style:font-pitch-asian="variable" style:font-size-asian="14pt" style:font-name-complex="Tahoma1"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Avenir Next" fo:font-family="'Avenir Next'" style:font-family-generic="swiss" style:font-name-complex="Tahoma1" style:font-family-complex="Tahoma" style:font-family-generic-complex="system" style:font-pitch-complex="variabl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404040" loext:opacity="100%" style:font-name="Tahoma" fo:font-family="Tahoma" style:font-family-generic="swiss" fo:font-size="24pt" fo:font-weight="bold" style:font-size-asian="24pt" style:font-weight-asian="bold" style:font-name-complex="Tahoma1" style:font-family-complex="Tahoma" style:font-family-generic-complex="system" style:font-pitch-complex="variable" style:font-size-complex="24pt" style:font-weight-complex="bold">
        <loext:char-complex-color loext:theme-type="dark1" loext:color-type="theme">
          <loext:transformation loext:type="tint"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04040" loext:opacity="100%" style:font-name="Avenir Next Demi Bold" fo:font-family="'Avenir Next Demi Bold'" style:font-family-generic="swiss" fo:font-size="14pt" fo:font-weight="bold" style:font-size-asian="14pt" style:font-weight-asian="bold" style:font-name-complex="Tahoma1" style:font-family-complex="Tahoma" style:font-family-generic-complex="system" style:font-pitch-complex="variable" style:font-size-complex="14pt" style:font-weight-complex="bold">
        <loext:char-complex-color loext:theme-type="dark1" loext:color-type="theme">
          <loext:transformation loext:type="tint" loext:value="2509"/>
        </loext:char-complex-color>
      </style:text-properties>
    </style:style>
    <style:style style:name="Heading_20_3_20_Char" style:display-name="Heading 3 Char" style:family="text" style:parent-style-name="Default_20_Paragraph_20_Font_20__28_WW_29_" loext:linked-style-name="Heading_20_3">
      <style:text-properties style:font-name="Avenir Next Demi Bold" fo:font-family="'Avenir Next Demi Bold'" style:font-family-generic="swiss" fo:font-style="italic" style:font-style-asian="italic" style:font-name-complex="Tahoma1" style:font-family-complex="Tahoma" style:font-family-generic-complex="system" style:font-pitch-complex="variable" style:font-style-complex="italic"/>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Aptos1" style:font-family-asian="Aptos"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Aptos1" style:font-family-asian="Aptos" style:font-family-generic-asian="system" style:font-pitch-asian="variable" style:font-name-complex="Tahoma1"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Aptos1" style:font-family-asian="Aptos" style:font-family-generic-asian="system" style:font-pitch-asian="variable"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Aptos1" style:font-family-asian="Aptos" style:font-family-generic-asian="system" style:font-pitch-asian="variable" style:font-name-complex="Tahoma1"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swiss" fo:font-size="28pt" fo:letter-spacing="-0.0071in" style:letter-kerning="true" style:font-name-asian="Aptos1" style:font-family-asian="Aptos" style:font-family-generic-asian="system" style:font-pitch-asian="variable" style:font-size-asian="28pt" style:font-name-complex="Tahoma1"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1"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style:font-name="Tahoma" fo:font-family="Tahoma" style:font-family-generic="swiss" fo:font-style="italic"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style:font-name="Tahoma" fo:font-family="Tahoma" style:font-family-generic="swiss" fo:font-style="italic"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text-properties style:font-name="Tahoma" fo:font-family="Tahoma" style:font-family-generic="swiss" style:font-name-complex="Tahoma1" style:font-family-complex="Tahoma" style:font-family-generic-complex="system" style:font-pitch-complex="variable"/>
    </style:style>
    <style:style style:name="Footer_20_Char" style:display-name="Footer Char" style:family="text" style:parent-style-name="Default_20_Paragraph_20_Font_20__28_WW_29_" loext:linked-style-name="Footer">
      <style:text-properties style:font-name="Tahoma" fo:font-family="Tahoma" style:font-family-generic="swiss" style:font-name-complex="Tahoma1" style:font-family-complex="Tahoma" style:font-family-generic-complex="system" style:font-pitch-complex="variable"/>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style:font-name="Avenir Next" fo:font-family="'Avenir Next'" style:font-family-generic="swiss" fo:font-size="10pt" style:font-size-asian="10pt" style:font-name-complex="Tahoma1" style:font-family-complex="Tahoma"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venir Next" fo:font-family="'Avenir Next'" style:font-family-generic="swiss" fo:font-size="10pt" fo:font-weight="bold" style:font-size-asian="10pt" style:font-weight-asian="bold" style:font-name-complex="Tahoma1" style:font-family-complex="Tahoma"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organ</meta:initial-creator>
    <meta:editing-cycles>7</meta:editing-cycles>
    <meta:print-date>2024-04-23T03:42:00</meta:print-date>
    <meta:creation-date>2024-04-23T03:42:00</meta:creation-date>
    <dc:date>2024-10-10T13:37:40.636441162</dc:date>
    <meta:editing-duration>PT21H48M11S</meta:editing-duration>
    <meta:generator>LibreOffice/7.6.7.2$Linux_X86_64 LibreOffice_project/dd47e4b30cb7dab30588d6c79c651f218165e3c5</meta:generator>
    <meta:document-statistic meta:table-count="0" meta:image-count="0" meta:object-count="0" meta:page-count="3" meta:paragraph-count="52" meta:word-count="539" meta:character-count="4104" meta:non-whitespace-character-count="3616"/>
    <meta:user-defined meta:name="AppVersion">16.0000</meta:user-defined>
    <meta:template xlink:type="simple" xlink:actuate="onRequest" xlink:title="Normal" xlink:href=""/>
  </office:meta>
</office:document-meta>
</file>